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complex="Courier New1"/>
    </style:style>
    <style:style style:name="P3" style:family="paragraph" style:parent-style-name="Standard">
      <style:text-properties fo:background-color="#ffffff"/>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text-align="start" style:justify-single-word="false"/>
    </style:style>
    <style:style style:name="P6" style:family="paragraph" style:parent-style-name="Standard">
      <style:paragraph-properties fo:margin-left="1.249cm" fo:margin-right="0cm" fo:margin-top="0cm" fo:margin-bottom="0cm" loext:contextual-spacing="false" fo:text-align="start" style:justify-single-word="false" fo:text-indent="1.249cm" style:auto-text-indent="false"/>
    </style:style>
    <style:style style:name="P7" style:family="paragraph" style:parent-style-name="Standard">
      <style:paragraph-properties fo:text-align="start" style:justify-single-word="false" fo:break-before="page"/>
    </style:style>
    <style:style style:name="P8" style:family="paragraph" style:parent-style-name="Standard">
      <style:paragraph-properties fo:margin-left="0cm" fo:margin-right="0cm" fo:text-indent="1.249cm" style:auto-text-indent="false"/>
    </style:style>
    <style:style style:name="P9" style:family="paragraph" style:parent-style-name="Heading_20_1" style:list-style-name="WWNum2" style:master-page-name="First_20_Page">
      <style:paragraph-properties style:page-number="auto"/>
    </style:style>
    <style:style style:name="T1" style:family="text">
      <style:text-properties fo:color="#333333" fo:background-color="#ffffff" loext:char-shading-value="0" style:font-name-complex="Courier New1"/>
    </style:style>
    <style:style style:name="T2" style:family="text">
      <style:text-properties fo:color="#333333" style:font-name="Arial" fo:font-size="15pt" fo:background-color="#ffffff" loext:char-shading-value="0" style:font-size-asian="15pt" style:font-name-complex="Arial1" style:font-size-complex="15pt"/>
    </style:style>
    <style:style style:name="T3" style:family="text">
      <style:text-properties fo:color="#517487" fo:font-weight="bold" fo:background-color="#ffffff" loext:char-shading-value="0" style:font-weight-asian="bold" style:font-name-complex="Courier New1" style:font-weight-complex="bold" loext:padding="0cm" loext:border="none"/>
    </style:style>
    <style:style style:name="T4" style:family="text">
      <style:text-properties fo:background-color="#ffffff" loext:char-shading-value="0"/>
    </style:style>
    <style:style style:name="T5" style:family="text">
      <style:text-properties fo:background-color="#ffffff" loext:char-shading-value="0" style:font-name-complex="Courier New1"/>
    </style:style>
    <style:style style:name="T6" style:family="text">
      <style:text-properties fo:letter-spacing="-0.002cm" fo:background-color="#ffffff" loext:char-shading-value="0" style:font-name-complex="Courier New1"/>
    </style:style>
    <style:style style:name="T7" style:family="text">
      <style:text-properties fo:letter-spacing="-0.002cm" style:font-name-complex="Courier New1"/>
    </style:style>
    <style:style style:name="T8" style:family="text">
      <style:text-properties style:font-name="Georgia" fo:font-size="16pt" fo:letter-spacing="-0.002cm" fo:background-color="#ffffff" loext:char-shading-value="0" style:font-size-asian="16pt" style:font-size-complex="16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363b3f" fo:background-color="#ffffff" loext:char-shading-value="0" style:font-name-complex="Courier New1"/>
    </style:style>
    <style:style style:name="T13" style:family="text">
      <style:text-properties style:font-name="Wingdings" style:font-name-asian="Wingdings1" style:font-name-complex="Wingdings1"/>
    </style:style>
    <style:style style:name="T14"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37752970" text:style-name="WWNum2">
        <text:list-item>
          <text:h text:style-name="P9" text:outline-level="1"><text:soft-page-break/>Introducción</text:h>
        </text:list-item>
      </text:list>
      <text:h text:style-name="Heading_20_1" text:outline-level="1">Flutter</text:h>
      <text:p text:style-name="Standard"/>
      <text:p text:style-name="Standard">Objetivo: Adquirir nociones de Flutte</text:p>
      <text:p text:style-name="Standard"/>
      <text:p text:style-name="Standard">F.Creación: 15-3-2018</text:p>
      <text:p text:style-name="Standard"/>
      <text:p text:style-name="P5">Fuente:<text:tab/><text:a xlink:type="simple" xlink:href="https://diarioti.com/dart-el-lenguaje-de-programacion-web-del-futuro-creado-por-google/80944" text:style-name="ListLabel_20_22" text:visited-style-name="ListLabel_20_22"><text:span text:style-name="Internet_20_link">Dart el lenguaje del futuro</text:span></text:a></text:p>
      <text:p text:style-name="P6"><text:a xlink:type="simple" xlink:href="https://ed.team/blog/dart-un-lenguaje-del-futuro" text:style-name="ListLabel_20_22" text:visited-style-name="ListLabel_20_22"><text:span text:style-name="Internet_20_link">Jose Lujan</text:span></text:a></text:p>
      <text:p text:style-name="P6"><text:a xlink:type="simple" xlink:href="https://applecoding.com/noticias/google-lanza-la-primera-beta-de-flutter-su-framework-de-desarrollo-nativo-para-ios-y-android" text:style-name="ListLabel_20_22" text:visited-style-name="ListLabel_20_22"><text:span text:style-name="Internet_20_link">Primera Beta</text:span></text:a></text:p>
      <text:p text:style-name="P5"><text:tab/><text:tab/><text:a xlink:type="simple" xlink:href="https://www.libertaddigital.com/ciencia-tecnologia/tecnologia/2017-05-11/fuchsia-el-sucesor-de-android-en-el-que-trabaja-google-1276598813/" text:style-name="ListLabel_20_22" text:visited-style-name="ListLabel_20_22"><text:span text:style-name="Internet_20_link">Fuchsia, el sucesor de Android en el que trabaja Google</text:span></text:a></text:p>
      <text:p text:style-name="P6"><text:a xlink:type="simple" xlink:href="https://www.trecebits.com/2018/02/28/google-flutter-desarrollar-apps-ios-android/" text:style-name="ListLabel_20_22" text:visited-style-name="ListLabel_20_22"><text:span text:style-name="Internet_20_link">Google crea Flutter, una plataforma donde ...</text:span></text:a></text:p>
      <text:p text:style-name="P6"><text:a xlink:type="simple" xlink:href="https://medium.com/@efexepe/es-flutter-una-opci%C3%B3n-18e7e79393e3" text:style-name="ListLabel_20_22" text:visited-style-name="ListLabel_20_22"><text:span text:style-name="Internet_20_link">Es flutter una opcion?</text:span></text:a></text:p>
      <text:p text:style-name="P6"><text:a xlink:type="simple" xlink:href="http://pcworld.com.mx/hay-posibilidad-que-google-reemplace-a-chrome-os-y-android/" text:style-name="ListLabel_20_22" text:visited-style-name="ListLabel_20_22"><text:span text:style-name="Internet_20_link">Hay posibilidad que Google reemplace a ---</text:span></text:a></text:p>
      <text:p text:style-name="P6"><text:a xlink:type="simple" xlink:href="https://medium.com/maybeoscar/flutter-i-introducci%C3%B3n-al-desarrollo-8c2250d60186" text:style-name="ListLabel_20_22" text:visited-style-name="ListLabel_20_22"><text:span text:style-name="Internet_20_link">Introducción al desarrollo</text:span></text:a></text:p>
      <text:p text:style-name="P6"><text:a xlink:type="simple" xlink:href="https://www.dartlang.org/" text:style-name="ListLabel_20_22" text:visited-style-name="ListLabel_20_22"><text:span text:style-name="Internet_20_link">Lenguaje Dart</text:span></text:a></text:p>
      <text:p text:style-name="P6"><text:a xlink:type="simple" xlink:href="https://hackernoon.com/why-flutter-uses-dart-dd635a054ebf" text:style-name="ListLabel_20_22" text:visited-style-name="ListLabel_20_22"><text:span text:style-name="Internet_20_link">por que flutter escogio dart?</text:span></text:a></text:p>
      <text:p text:style-name="P6"><text:a xlink:type="simple" xlink:href="https://hackernoon.com/why-native-app-developers-should-take-a-serious-look-at-flutter-e97361a1c073" text:style-name="ListLabel_20_22" text:visited-style-name="ListLabel_20_22"><text:span text:style-name="Internet_20_link">Ventaja para los desarrolladores nativos de app</text:span></text:a></text:p>
      <text:p text:style-name="P6"/>
      <text:p text:style-name="P1">Programa:No aplica</text:p>
      <text:p text:style-name="P7"><text:span text:style-name="Título_20_2_20_Car">Dart el lenguaje del futuro(junio 2014)</text:span></text:p>
      <text:p text:style-name="P8">Sintacticamente es similar al java y con una filosofía de<text:span text:style-name="Título_20_2_20_Car"> </text:span>trabajo<text:span text:style-name="Título_20_2_20_Car"> </text:span>similar a javascript. Es compatible con los navegadores y web modernos.Es el doble de rápido que java.</text:p>
      <text:p text:style-name="P8">La clase future permite trabajar con procesos asincrónicos, comunicandose mediante interrupciones o escuchadores</text:p>
      <text:p text:style-name="Standard">Dart bien con Pub su gestor de páquetes, ademas se ocupa de las dependencias. Incorpora Observatory que permite <text:s/>evaluar los tiempos la memoria etc…dartfmt formatea el código, dartanalyzer analiza en tiempo real el código, docgen genera documentos</text:p>
      <text:p text:style-name="Standard"/>
      <text:p text:style-name="Standard"><text:span text:style-name="Título_20_2_20_Car">Jose Lujan (2017</text:span>)</text:p>
      <text:p text:style-name="Standard">Es de código abierto, gratuito y cuenta con el respaldo de google. La máquina virtual se llama DartVM</text:p>
      <text:h text:style-name="Heading_20_2" text:outline-level="2">Primera Beta(Marzo 2018)</text:h>
      <text:p text:style-name="Standard">Google lanza la primera beta de Flutter, compatible con android estudio</text:p>
      <text:p text:style-name="Standard"/>
      <text:h text:style-name="Heading_20_2" text:outline-level="2"><text:span text:style-name="Título_20_2_20_Car">Fuchsia, el sucesor de Android en el que trabaja Google(MAYO 2017)</text:span></text:h>
      <text:p text:style-name="Standard">No esta basado en Linux sino en magenta que tiene microkernel, un sistema operativo que se encarga solo de lo básico y la gestión de archivos por ejemmplo queda fuera.Parte de su código esta escrito en dart…<text:span text:style-name="T1">y en principio las apps también tendrán que escribirse en ese lenguaje y no en Java mediante un kit de desarrollo multiplataforma llamado </text:span><text:a xlink:type="simple" xlink:href="https://flutter.io/" text:style-name="ListLabel_20_23" text:visited-style-name="ListLabel_20_23"><text:span text:style-name="Internet_20_link"><text:span text:style-name="T3">Flutter</text:span></text:span></text:a><text:span text:style-name="T1">, que actualmente puede emplearse para construir apps para iOS y Android manteniendo la funcionalidad y el interfaz de usuario propios de cada sistema operativo</text:span><text:span text:style-name="T2">.</text:span></text:p>
      <text:h text:style-name="Heading_20_2" text:outline-level="2">Google crea Flutter, una plataforma donde desarrollar apps para iOS y Android</text:h>
      <text:p text:style-name="Standard">Después de conocer que Apple aloja su servicio de iCloud en la nube de Google, resulta evidente que estos dos competidores parecen estar más cerca de trabajar en equipo que de ser rivales acérrimos</text:p>
      <text:p text:style-name="Standard"/>
      <text:h text:style-name="Heading_20_2" text:outline-level="2"><text:soft-page-break/>Es flutter una opción?(2017)</text:h>
      <text:p text:style-name="Standard"><text:span text:style-name="T4"> </text:span><text:span text:style-name="Strong"><text:span text:style-name="T6">Flutter </text:span></text:span><text:span text:style-name="T5">no usa </text:span><text:span text:style-name="Emphasis"><text:span text:style-name="T6">Webviews </text:span></text:span><text:span text:style-name="T5">o </text:span><text:span text:style-name="Emphasis"><text:span text:style-name="T6">widgets OEM </text:span></text:span><text:span text:style-name="T5">sino que usa su propio mecanismo para renderizar la interfaz gráfica a través de un </text:span><text:span text:style-name="Emphasis"><text:span text:style-name="T6">canvas </text:span></text:span><text:span text:style-name="T5">nativo gracias a su capa de </text:span><text:span text:style-name="Emphasis"><text:span text:style-name="T6">C++</text:span></text:span><text:span text:style-name="T5">.</text:span></text:p>
      <text:p text:style-name="Standard"><text:span text:style-name="T4">Además </text:span><text:span text:style-name="Strong"><text:span text:style-name="T8">Flutter </text:span></text:span><text:span text:style-name="T4">implementa la mayoría de los </text:span><text:span text:style-name="Emphasis"><text:span text:style-name="T8">widgets </text:span></text:span><text:span text:style-name="T4">y animaciones nativas de cada plataforma pero permite crear </text:span><text:span text:style-name="Emphasis"><text:span text:style-name="T8">custom views </text:span></text:span><text:span text:style-name="T4">muy fácilmente</text:span></text:p>
      <text:p text:style-name="Standard"><text:span text:style-name="T9">El repositorio..</text:span><text:span text:style-name="T7">Es la capa de datos donde nuestra app obtiene los datos. Al utilizar el patrón </text:span><text:span text:style-name="Emphasis"><text:span text:style-name="T7">repository </text:span></text:span><text:span text:style-name="T7">y gracias a este, será indiferente si los datos provienen de red, de una base de datos o de la persistencia de los propios dispositivos.</text:span></text:p>
      <text:p text:style-name="P2"/>
      <text:h text:style-name="Heading_20_2" text:outline-level="2">Hay posibilidad que Google reemplace a Chrome OS y Android(marzo 2018)<text:bookmark text:name="_GoBack"/></text:h>
      <text:p text:style-name="Standard"><text:span text:style-name="T5">Las predicciones en torno a los sistemas operativos de </text:span><text:span text:style-name="Strong"><text:span text:style-name="T12">Google</text:span></text:span><text:span text:style-name="T5"> se basan en ilusiones y poco más</text:span></text:p>
      <text:p text:style-name="P2"/>
      <text:h text:style-name="Heading_20_2" text:outline-level="2">Introducción al desarrollo(2018)</text:h>
      <text:p text:style-name="Standard"><text:span text:style-name="T4">Por otra parte me sorprendió su rendimiento frente a otras opciones como </text:span><text:a xlink:type="simple" xlink:href="https://cordova.apache.org/" office:target-frame-name="_blank" xlink:show="new" text:style-name="ListLabel_20_24" text:visited-style-name="ListLabel_20_24"><text:span text:style-name="Internet_20_link"><text:span text:style-name="T8">Cordova</text:span></text:span></text:a><text:span text:style-name="T4"> que utiliza tecnologías webs, o Xamarin (que encima me obligaba aprender C#). A la hora de compilar la versión de producción de nuestra app con Flutter, este genera código nativo para ambas plataformas (Android/IOS) consiguiendo así un rendimiento bastante alto.</text:span></text:p>
      <text:p text:style-name="P3"/>
      <text:p text:style-name="P3"/>
      <text:h text:style-name="Heading_20_2" text:outline-level="2">Lenguaje Dart (Sitio oficial)</text:h>
      <text:p text:style-name="P4">ISOLATES=&gt;Los navegadores web modernos, incluso en plataformas móviles, se ejecutan en CPU multinúcleo. Para aprovechar todos esos núcleos, los desarrolladores tradicionalmente utilizan subprocesos de memoria compartida que se ejecutan simultáneamente. Sin embargo, la concurrencia de estado compartido es propensa a errores y puede llevar a código complicado.</text:p>
      <text:p text:style-name="P4"/>
      <text:p text:style-name="P4">En lugar de hilos, todo el código Dart se ejecuta dentro de aislamientos. Cada aislamiento tiene su propio montón de memoria, lo que garantiza que no se puede acceder al estado de ningún aislamiento desde ningún otro aislado.</text:p>
      <text:p text:style-name="P4"/>
      <text:h text:style-name="Heading_20_2" text:outline-level="2"><text:soft-page-break/><text:span text:style-name="T4">Por que Flutter escogio a Dart?</text:span></text:h>
      <text:p text:style-name="Standard"><text:span text:style-name="T4">Dart is AOT (Ahead Of Time) Compila en la edición,para lenguajes de tipo</text:span></text:p>
      <text:p text:style-name="Standard"><text:span text:style-name="T4">Dart can also be JIT (Just In Time) Compila durante la ejecución</text:span></text:p>
      <text:p text:style-name="Standard"><text:span text:style-name="T4">Dart puede ser compliado en JavaScript</text:span></text:p>
      <text:p text:style-name="P3"/>
      <text:p text:style-name="Standard"><text:span text:style-name="T4">La mayoría de los lenguajes de programación compatibles con varios subprocesos de ejecución simultáneos (incluidos Java, Kotlin, Objective-C y Swift) utilizan </text:span><text:span text:style-name="T8"> </text:span><text:a xlink:type="simple" xlink:href="https://en.wikipedia.org/wiki/Preemption_%28computing%29" office:target-frame-name="_blank" xlink:show="new" text:style-name="ListLabel_20_25" text:visited-style-name="ListLabel_20_25">preemption</text:a> <text:span text:style-name="T4"> para alternar entre subprocesos. A cada subproceso se le asigna un "segmento" de tiempo para ejecutar, y si excede el tiempo asignado, el subproceso se reemplaza mediante un cambio de contexto. Sin embargo, si la apropiación ocurre cuando un recurso que se comparte entre hilos (como la memoria) se está actualizando, entonces esto causa una condición de carrera.</text:span></text:p>
      <text:p text:style-name="Standard"><text:span text:style-name="T4">Las condiciones de carrera son un doble golpe, ya que pueden causar errores graves, como estrellar la aplicación y hacer que se pierdan datos, y son particularmente difíciles de encontrar y corregir porque dependen de la sincronización relativa de los hilos independientes. Es muy común que las condiciones de carrera dejen de manifestarse cuando ejecuta la aplicación en un depurador.</text:span></text:p>
      <text:p text:style-name="Standard"><text:span text:style-name="T4">La forma típica de arreglar una condición de carrera es proteger el recurso compartido mediante un bloqueo que impide que se ejecuten otros subprocesos, pero los bloqueos pueden causar problemas graves o incluso más serios incluidos interbloqueo e </text:span>inanición  (<text:a xlink:type="simple" xlink:href="https://en.wikipedia.org/wiki/Deadlock" office:target-frame-name="_blank" xlink:show="new" text:style-name="ListLabel_20_25" text:visited-style-name="ListLabel_20_25">deadlock</text:a> and <text:a xlink:type="simple" xlink:href="https://en.wikipedia.org/wiki/Starvation_%28computer_science%29" office:target-frame-name="_blank" xlink:show="new" text:style-name="ListLabel_20_25" text:visited-style-name="ListLabel_20_25">starvation</text:a>).</text:p>
      <text:p text:style-name="Standard"><text:span text:style-name="T4">Dart tomó un enfoque diferente a este problema. Los hilos en Dart, llamados aislamientos, no comparten memoria, lo que evita la necesidad de la mayoría de los bloqueos. Los aislantes se comunican al pasar mensajes a través de canales, lo cual es similar a los actores en Erlang o los trabajadores de la web en JavaScript.</text:span></text:p>
      <text:p text:style-name="Standard"><text:span text:style-name="T4">Dart, como JavaScript, tiene un único hilo, lo que significa que no permite ningún tipo de preferencia. En cambio, los hilos de ejecución explícitamente (usando async / await, Futures o Streams). Esto le da al desarrollador más control sobre la ejecución. El subproceso único ayuda al desarrollador a garantizar que las funciones críticas (incluidas las animaciones y las transiciones) se ejecuten hasta su finalización, sin previo aviso. Esto a menudo es una gran ventaja no solo para las interfaces de usuario, sino también para otros códigos de cliente-servidor.</text:span></text:p>
      <text:p text:style-name="Standard"><text:soft-page-break/><text:span text:style-name="T4">Por supuesto, si el desarrollador se olvida de ceder el control, esto puede retrasar la ejecución de otros códigos. Sin embargo, hemos descubierto que olvidarse de ceder suele ser mucho más fácil de encontrar y corregir que olvidarse de bloquear (porque las condiciones de carrera son difíciles de encontrar).</text:span></text:p>
      <text:p text:style-name="Standard"/>
      <text:p text:style-name="Standard"/>
      <text:h text:style-name="Heading_20_2" text:outline-level="2">Ventaja para los desarrolladores nativos de app</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graf"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ourier New" fo:font-family="'Courier New'" style:font-family-generic="roman" style:font-pitch="variable" fo:font-size="10pt" style:font-size-asian="10pt" style:font-size-complex="10pt"/>
    </style:style>
    <style:style style:name="Asunto_20_del_20_comentario_20_Car" style:display-name="Asunto del comentario Car" style:family="text" style:parent-style-name="Texto_20_comentario_20_Car">
      <style:text-properties style:font-name="Courier New" fo:font-family="'Courier New'" style:font-family-generic="roman" style:font-pitch="variable"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com"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str" style:family="text" style:parent-style-name="Default_20_Paragraph_20_Font"/>
    <style:style style:name="kwd" style:family="text" style:parent-style-name="Default_20_Paragraph_20_Font"/>
    <style:style style:name="lit"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rmal1"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text-position="0% 10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text-position="0% 100%"/>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text-position="0% 100%"/>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text-properties fo:color="#517487" fo:font-weight="bold" fo:background-color="#ffffff" style:font-weight-asian="bold" style:font-name-complex="Courier New1" style:font-family-complex="'Courier New'" style:font-family-generic-complex="system" style:font-pitch-complex="variable" style:font-weight-complex="bold" loext:padding="0cm" loext:border="none"/>
    </style:style>
    <style:style style:name="ListLabel_20_24" style:display-name="ListLabel 24" style:family="text">
      <style:text-properties style:font-name="Georgia" fo:font-family="Georgia" style:font-family-generic="roman" style:font-pitch="variable" fo:font-size="16pt" fo:letter-spacing="-0.002cm" fo:background-color="#ffffff" style:font-size-asian="16pt" style:font-size-complex="16pt"/>
    </style:style>
    <style:style style:name="ListLabel_20_25" style:display-name="ListLabel 2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6.287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8.17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0.054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11.938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13.822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16.3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style style:name="MT4" style:family="text"/>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Max82574971@gmail.com<text:span text:style-name="MT1"></text:span><text:tab/><text:tab/><text:span text:style-name="MT2">Página </text:span><text:span text:style-name="MT3"><text:page-number style:num-format="1" text:select-page="current">4</text:page-number></text:span><text:span text:style-name="MT2"><text:s/>de </text:span><text:span text:style-name="MT3"><text:page-count style:num-format="1">6</text:page-count></text:span></text:p>
        <text:p text:style-name="Footer"><text:span text:style-name="Placeholder_20_Text">[Título]</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dc:creator>acer</dc:creator>
    <meta:editing-cycles>16</meta:editing-cycles>
    <meta:creation-date>2018-03-07T12:45:00</meta:creation-date>
    <dc:date>2018-03-20T11:53:00</dc:date>
    <meta:editing-duration>PT6H22M</meta:editing-duration>
    <meta:generator>LibreOffice/6.0.4.2$Windows_X86_64 LibreOffice_project/9b0d9b32d5dcda91d2f1a96dc04c645c450872bf</meta:generator>
    <meta:document-statistic meta:table-count="0" meta:image-count="0" meta:object-count="0" meta:page-count="6" meta:paragraph-count="52" meta:word-count="1023" meta:character-count="6489" meta:non-whitespace-character-count="55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